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49cm" fo:border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5ffcb" officeooo:paragraph-rsid="0005ffc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5ffcb" officeooo:paragraph-rsid="0005ffc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012d" officeooo:paragraph-rsid="0007012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5ffcb" officeooo:paragraph-rsid="0005ffcb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05ffcb" officeooo:paragraph-rsid="0005ffc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a6093" officeooo:paragraph-rsid="000a609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a6093" officeooo:paragraph-rsid="000a6093" style:font-weight-asian="bold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  <style:text-properties officeooo:rsid="0005ffcb" officeooo:paragraph-rsid="0005ffcb"/>
    </style:style>
    <style:style style:name="P10" style:family="paragraph" style:parent-style-name="Table_20_Contents">
      <style:paragraph-properties fo:text-align="start" style:justify-single-word="false"/>
      <style:text-properties officeooo:rsid="0005ffcb" officeooo:paragraph-rsid="0005ffcb"/>
    </style:style>
    <style:style style:name="P11" style:family="paragraph" style:parent-style-name="Table_20_Contents" style:list-style-name="L2">
      <style:paragraph-properties fo:text-align="start" style:justify-single-word="false"/>
      <style:text-properties officeooo:rsid="000a6093" officeooo:paragraph-rsid="000a6093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012d" officeooo:paragraph-rsid="000b23b1" style:font-weight-asian="bold" style:font-weight-complex="bold"/>
    </style:style>
    <style:style style:name="P13" style:family="paragraph" style:parent-style-name="Table_20_Contents" style:list-style-name="L3">
      <style:paragraph-properties fo:text-align="start" style:justify-single-word="false"/>
      <style:text-properties fo:font-weight="normal" officeooo:rsid="000b23b1" officeooo:paragraph-rsid="000b23b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23b1" style:font-weight-asian="bold" style:font-weight-complex="bold"/>
    </style:style>
    <style:style style:name="T4" style:family="text">
      <style:text-properties officeooo:rsid="000a6093"/>
    </style:style>
    <style:style style:name="T5" style:family="text">
      <style:text-properties officeooo:rsid="000b23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icha de Acompanhamento do Estágio Probatório</text:p>
      <text:p text:style-name="P1"/>
      <text:p text:style-name="P2">Dados do Servidor</text:p>
      <text:p text:style-name="P2"/>
      <table:table table:name="Tabela1" table:style-name="Tabela1">
        <table:table-column table:style-name="Tabela1.A"/>
        <table:table-row table:style-name="TableLine556350272">
          <table:table-cell table:style-name="Tabela1.A1" office:value-type="string">
            <text:p text:style-name="P4"><text:span text:style-name="T2"><text:s/>Matrícula SIAPE:</text:span> 1234567</text:p>
            <text:p text:style-name="P4"><text:span text:style-name="T2"><text:s/>Nome do Servidor:</text:span> Alfredo de Mendonça Vieira</text:p>
            <text:p text:style-name="P5"><text:s/><text:span text:style-name="T2">Cargo: </text:span><text:span text:style-name="T1">Assistente em Administração</text:span></text:p>
            <text:p text:style-name="P4"><text:span text:style-name="T2"><text:s/>Tutor:</text:span> Max Fernandes de Carvalho</text:p>
            <text:p text:style-name="P4"><text:span text:style-name="T2"><text:s/>Unidade de Exercício:</text:span> Superintendência de Tecnologia da Informação</text:p>
            <text:p text:style-name="P4"><text:span text:style-name="T2"><text:s/>Gestor de Unidade:</text:span> Fernanda Santos Souza</text:p>
          </table:table-cell>
        </table:table-row>
      </table:table>
      <text:p text:style-name="P2"/>
      <text:p text:style-name="P8">Critérios de Avaliação do Servidor</text:p>
      <text:p text:style-name="P2"/>
      <table:table table:name="Tabela2" table:style-name="Tabela2">
        <table:table-column table:style-name="Tabela2.A"/>
        <table:table-row table:style-name="TableLine556359248">
          <table:table-cell table:style-name="Tabela2.A1" office:value-type="string">
            <text:p text:style-name="P5"><text:span text:style-name="T2"><text:s/></text:span><text:span text:style-name="T3">Itens de Avaliação:</text:span></text:p>
            <text:p text:style-name="P5"><text:span text:style-name="T3"/></text:p>
            <text:list xml:id="list4001990864" text:style-name="L3">
              <text:list-item>
                <text:p text:style-name="P13">Comparecimento ao Trabalho: Acima do Esperado;</text:p>
              </text:list-item>
              <text:list-item>
                <text:p text:style-name="P13">Pontualidade: Dentro do Esperado;</text:p>
              </text:list-item>
              <text:list-item>
                <text:p text:style-name="P13">Proatividade: Insuficiente;</text:p>
              </text:list-item>
            </text:list>
            <text:p text:style-name="P5"/>
            <text:p text:style-name="P6"><text:s/><text:span text:style-name="T4">Informações adicionais do desempenho do servidor:</text:span></text:p>
            <text:p text:style-name="P5"/>
            <text:list xml:id="list3618416827" text:style-name="L2">
              <text:list-item>
                <text:p text:style-name="P11">Servidor vem desempenhando suas funções com <text:span text:style-name="T5">bastante qualidade dentro das atribuições do seu cargo.</text:span></text:p>
              </text:list-item>
            </text:list>
          </table:table-cell>
        </table:table-row>
      </table:table>
      <text:p text:style-name="P2"/>
      <text:p text:style-name="P2"/>
      <text:p text:style-name="P3"><text:tab/></text:p>
      <text:p text:style-name="P12">(Assinado Digitalmente em: 20/07/2021 15:21) </text:p>
      <text:p text:style-name="P12"/>
      <text:p text:style-name="P12">Fernanda Santos Souza (1323239) </text:p>
      <text:p text:style-name="P12">Superintendência de Tecnologia da Informação </text:p>
      <text:p text:style-name="P12">Superintendent<text:span text:style-name="T5">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26:23.010000000</meta:creation-date>
    <dc:date>2021-09-16T13:27:58.655000000</dc:date>
    <meta:editing-duration>PT2H29M9S</meta:editing-duration>
    <meta:editing-cycles>4</meta:editing-cycles>
    <meta:generator>LibreOffice/7.1.2.2$Windows_X86_64 LibreOffice_project/8a45595d069ef5570103caea1b71cc9d82b2aae4</meta:generator>
    <meta:document-statistic meta:table-count="2" meta:image-count="0" meta:object-count="0" meta:page-count="1" meta:paragraph-count="20" meta:word-count="101" meta:character-count="759" meta:non-whitespace-character-count="669"/>
  </office:meta>
</office:document-meta>
</file>